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FNS Display" svg:font-family="'SFNS Display'"/>
    <style:font-face style:name="Droid Sans Devanagari1" svg:font-family="'Droid Sans Devanagari'" style:font-family-generic="swiss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9c5a"/>
    </style:style>
    <style:style style:name="P2" style:family="paragraph" style:parent-style-name="Standard">
      <style:text-properties fo:language="de" fo:country="CH" fo:font-weight="normal" officeooo:rsid="000a3713" officeooo:paragraph-rsid="00189c5a" style:font-weight-asian="normal" style:font-weight-complex="normal"/>
    </style:style>
    <style:style style:name="P3" style:family="paragraph" style:parent-style-name="Standard">
      <style:text-properties fo:font-weight="normal" officeooo:paragraph-rsid="00189c5a" style:font-weight-asian="normal" style:font-weight-complex="normal"/>
    </style:style>
    <style:style style:name="T1" style:family="text">
      <style:text-properties fo:language="en" fo:country="US" fo:font-weight="bold" style:font-weight-asian="bold"/>
    </style:style>
    <style:style style:name="T2" style:family="text">
      <style:text-properties fo:language="en" fo:country="US" fo:font-weight="bold" officeooo:rsid="000a3713" style:font-weight-asian="bold"/>
    </style:style>
    <style:style style:name="T3" style:family="text">
      <style:text-properties fo:language="en" fo:country="US" fo:font-weight="bold" officeooo:rsid="0008058d" style:font-weight-asian="bold"/>
    </style:style>
    <style:style style:name="T4" style:family="text">
      <style:text-properties fo:language="en" fo:country="US" fo:font-weight="bold" officeooo:rsid="00189c5a" style:font-weight-asian="bold"/>
    </style:style>
    <style:style style:name="T5" style:family="text">
      <style:text-properties fo:language="en" fo:country="US" officeooo:rsid="00189c5a"/>
    </style:style>
    <style:style style:name="T6" style:family="text">
      <style:text-properties officeooo:rsid="00189c5a"/>
    </style:style>
    <style:style style:name="T7" style:family="text">
      <style:text-properties fo:language="de" fo:country="CH"/>
    </style:style>
    <style:style style:name="T8" style:family="text">
      <style:text-properties fo:language="de" fo:country="CH" officeooo:rsid="000a3713"/>
    </style:style>
    <style:style style:name="T9" style:family="text">
      <style:text-properties fo:language="de" fo:country="CH" officeooo:rsid="00189c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Neue Räume. </text:span><text:span text:style-name="T3">Jahresausstellung Architektur B</text:span><text:span text:style-name="T4">erner Fachhochschule</text:span></text:p>
      <text:p text:style-name="P1"><text:span text:style-name="T4"/></text:p>
      <text:p text:style-name="P3"><text:span text:style-name="T7">Für die Studierenden ist die Ausstellung ein</text:span><text:span text:style-name="T9">er der</text:span><text:span text:style-name="T7"> </text:span><text:span text:style-name="T9">Höhepunkte des Studiums</text:span><text:span text:style-name="T7">, </text:span><text:span text:style-name="T9">an</text:span><text:span text:style-name="T7"> dem </text:span><text:span text:style-name="T9">sie ihre</text:span><text:span text:style-name="T7"> Projekt- und Abschlussarbeiten präsentier</text:span><text:span text:style-name="T9">en können</text:span><text:span text:style-name="T7">. </text:span><text:span text:style-name="T8">Wegen Covid-19 wäre die Jahresausstellung 2021 beinahe ins Wasser gefallen. </text:span><text:span text:style-name="T9">I</text:span><text:span text:style-name="T8">nnert kurzer Zeit </text:span><text:span text:style-name="T9">haben wir </text:span><text:span text:style-name="T8">ein Konzept für eine virtuelle Ausführung der Ausstellung entwickelt, designt, programmiert und umgesetzt. </text:span></text:p>
      <text:p text:style-name="P2"/>
      <text:p text:style-name="P2">Die virtuelle Ausstellung legt den Fokus auf die spielerisch an Navigationskarten erinnernden Erforschungsmöglichkeiten und die dennoch übersichtliche Präsentation der Inhalte. Selbstverständlich ist die Web-App fully responsive, auf Performance optimiert <text:span text:style-name="T6">und mit einem massgeschneiderten CMS für den Kunden intuitiv erweiterbar</text:span>. </text:p>
      <text:p text:style-name="P2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FNS Display" svg:font-family="'SFNS Display'"/>
    <style:font-face style:name="Droid Sans Devanagari1" svg:font-family="'Droid Sans Devanagari'" style:font-family-generic="swiss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FNS Display" fo:font-size="12pt" fo:language="de" fo:country="CH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SFNS Display" fo:font-size="12pt" fo:language="de" fo:country="CH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FNS Display" fo:font-family="'SFNS Display'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FNS Display" fo:font-family="'SFNS Display'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FNS Display" fo:font-family="'SFNS Display'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FNS Display" fo:font-family="'SFNS Display'"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14:07:55.415850431</meta:creation-date>
    <dc:date>2021-03-02T14:13:26.096315470</dc:date>
    <meta:editing-duration>PT5M31S</meta:editing-duration>
    <meta:editing-cycles>1</meta:editing-cycles>
    <meta:document-statistic meta:table-count="0" meta:image-count="0" meta:object-count="0" meta:page-count="1" meta:paragraph-count="3" meta:word-count="93" meta:character-count="749" meta:non-whitespace-character-count="657"/>
    <meta:generator>LibreOffice/7.0.4.2$Linux_X86_64 LibreOffice_project/00$Build-2</meta:generator>
  </office:meta>
</office:document-meta>
</file>